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5E300000157ECA0257259F3B7C0.png" manifest:media-type="image/png"/>
  <manifest:file-entry manifest:full-path="Pictures/20000007000074CA00001A9B8859672177052418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327cm" svg:x="1.038cm" svg:y="12.973cm">
          <draw:image xlink:href="Pictures/20000007000074CA00001A9B8859672177052418.svm" xlink:type="simple" xlink:show="embed" xlink:actuate="onLoad">
            <text:p/>
          </draw:image>
          <draw:image xlink:href="Pictures/10000200000005E300000157ECA0257259F3B7C0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37:37.598237117</meta:creation-date>
    <dc:date>2018-05-13T11:37:58.971172201</dc:date>
    <meta:editing-duration>PT2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